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9164" officeooo:paragraph-rsid="00119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're very welcome! I'm glad the solution worked well for your layout needs. 😊</text:p>
      <text:p text:style-name="P1"/>
      <text:p text:style-name="P1">### **Final Tips for Your 4-Column Layout:**</text:p>
      <text:p text:style-name="P1">1. **Consistent Column Widths**: <text:s/></text:p>
      <text:p text:style-name="P1"><text:s text:c="3"/>- The `setFixedWidth(100)` on the 4th column elements ensures perfect alignment.</text:p>
      <text:p text:style-name="P1"><text:s text:c="3"/>- The `setColumnStretch(3, 0)` prevents the last column from expanding.</text:p>
      <text:p text:style-name="P1"/>
      <text:p text:style-name="P1">2. **Responsive Design**: <text:s/></text:p>
      <text:p text:style-name="P1"><text:s text:c="3"/>- If you later want the 4th column to scale proportionally, adjust its stretch factor: <text:s/></text:p>
      <text:p text:style-name="P1"><text:s text:c="5"/>```python</text:p>
      <text:p text:style-name="P1"><text:s text:c="5"/>layout.setColumnStretch(3, 1) <text:s/># Now expands with the others</text:p>
      <text:p text:style-name="P1"><text:s text:c="5"/>```</text:p>
      <text:p text:style-name="P1"/>
      <text:p text:style-name="P1">3. **Extending the Pattern**: <text:s/></text:p>
      <text:p text:style-name="P1"><text:s text:c="3"/>- Need a 5th column? Just: <text:s/></text:p>
      <text:p text:style-name="P1"><text:s text:c="5"/>1. Add widgets to column index `4` <text:s/></text:p>
      <text:p text:style-name="P1"><text:s text:c="5"/>2. Update column stretch factors <text:s/></text:p>
      <text:p text:style-name="P1"/>
      <text:p text:style-name="P1">4. **Debugging Layouts**: <text:s/></text:p>
      <text:p text:style-name="P1"><text:s text:c="3"/>- Temporary borders help visualize space allocation: <text:s/></text:p>
      <text:p text:style-name="P1"><text:s text:c="5"/>```python</text:p>
      <text:p text:style-name="P1"><text:s text:c="5"/>widget.setStyleSheet("border: 1px solid red;")</text:p>
      <text:p text:style-name="P1"><text:s text:c="5"/>```</text:p>
      <text:p text:style-name="P1"/>
      <text:p text:style-name="P1">### **Full Example Ready for Customization**</text:p>
      <text:p text:style-name="P1">The complete code I provided is production-ready—just copy-paste your styles/content into it. The structure ensures: <text:s/></text:p>
      <text:p text:style-name="P1">✅ **Pixel-perfect alignment** <text:s/></text:p>
      <text:p text:style-name="P1">✅ **Consistent expansion behavior** <text:s/></text:p>
      <text:p text:style-name="P1">✅ **Easy maintenance** <text:s/></text:p>
      <text:p text:style-name="P1"/>
      <text:p text:style-name="P1">Happy coding! If you have another Qt challenge, feel free to ask. 🚀 <text:s/></text:p>
      <text:p text:style-name="P1"/>
      <text:p text:style-name="P1">*P.S. If you need to make the labels editable later, consider subclassing `QLineEdit` instead—I can show you how!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20pt" fo:font-style="italic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24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oxed_20_Paragraph" style:display-name="Boxed Paragraph" style:family="paragraph" style:parent-style-name="Text_20_body">
      <loext:graphic-properties draw:fill="solid" draw:fill-color="#eeeeee"/>
      <style:paragraph-properties fo:background-color="#eeeeee" fo:padding="0.020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3:00:41.803498118</meta:creation-date>
    <dc:title>Tarrant Default</dc:title>
    <meta:editing-duration>PT5H54M39S</meta:editing-duration>
    <meta:editing-cycles>2</meta:editing-cycles>
    <meta:generator>LibreOffice/25.2.0.3$Linux_X86_64 LibreOffice_project/e1cf4a87eb02d755bce1a01209907ea5ddc8f069</meta:generator>
    <meta:initial-creator>Ronald Tarrant</meta:initial-creator>
    <dc:date>2025-05-07T19:05:32.409607378</dc:date>
    <dc:creator>Ronald Tarrant</dc:creator>
    <meta:document-statistic meta:table-count="0" meta:image-count="0" meta:object-count="0" meta:page-count="1" meta:paragraph-count="26" meta:word-count="176" meta:character-count="1255" meta:non-whitespace-character-count="1023"/>
    <meta:template xlink:type="simple" xlink:actuate="onRequest" xlink:title="Tarrant Default" xlink:href="../../../../../../../../home/ron/.config/libreoffice/4/user/template/Tarrant%20Default.ott" meta:date="2025-05-07T13:00:41.268843656"/>
  </office:meta>
</office:document-meta>
</file>